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tecas e softwares utilizados na implementação do I3Geo cujo código é distribuído junto com os códigos do I3Geo:</text:p>
      <text:p text:style-name="P1"/>
      <text:p text:style-name="P1"/>
      <text:p text:style-name="P1">CPAINT</text:p>
      <text:p text:style-name="Standard"/>
      <text:p text:style-name="P2">CPAINT (Cross-Platform Asynchronous INterface Toolkit)</text:p>
      <text:p text:style-name="P2">http://sf.net/projects/cpaint</text:p>
      <text:p text:style-name="P2">released under the terms of the GPL</text:p>
      <text:p text:style-name="P2">see http://www.fsf.org/licensing/licenses/gpl.txt for details</text:p>
      <text:p text:style-name="P2"/>
      <text:p text:style-name="P1">JSOBJECTS</text:p>
      <text:p text:style-name="Standard"/>
      <text:p text:style-name="P2">By: Jonathan Wise</text:p>
      <text:p text:style-name="P2">www.jonandnic.com</text:p>
      <text:p text:style-name="P2">License</text:p>
      <text:p text:style-name="P2">jsObjects are distributed under a lesser GPL license.</text:p>
      <text:p text:style-name="P2">You are free to use this product and/or produce derivative works from it, </text:p>
      <text:p text:style-name="P2">provided that the original source code, and this license are included, </text:p>
      <text:p text:style-name="P2">and that the original author, Jonathan Wise, is credited.</text:p>
      <text:p text:style-name="Standard"/>
      <text:p text:style-name="P1">class.palette.php</text:p>
      <text:p text:style-name="Standard"/>
      <text:p text:style-name="P2">About: Licença</text:p>
      <text:p text:style-name="P2">Vladimir Guzmán</text:p>
      <text:p text:style-name="P2">http://www.maintask.com</text:p>
      <text:p text:style-name="P2">-----------------------</text:p>
      <text:p text:style-name="P2">Este código es de uso absolutamente libre.</text:p>
      <text:p text:style-name="P2">-----------------------</text:p>
      <text:p text:style-name="P2">Adaptación del código de steve@slayeroffice.com</text:p>
      <text:p text:style-name="P2">http://slayeroffice.com/tools/color_palette/</text:p>
      <text:p text:style-name="P2">Basado a su vez en una idea de Andy Clarke:</text:p>
      <text:p text:style-name="P2">http://www.stuffandnonsense.co.uk/archives/creating_colour_palettes.html</text:p>
      <text:p text:style-name="Standard"/>
      <text:p text:style-name="Standard"/>
      <text:p text:style-name="P1">graficopizza.php</text:p>
      <text:p text:style-name="Standard"/>
      <text:p text:style-name="P2">PHP script made by Rasmus Petersen - http://www.peters1.dk</text:p>
      <text:p text:style-name="P2"/>
      <text:p text:style-name="P2">fpdf</text:p>
      <text:p text:style-name="P2"/>
      <text:p text:style-name="P2">/*******************************************************************************</text:p>
      <text:p text:style-name="P2">* Software: FPDF <text:s text:c="62"/>*</text:p>
      <text:p text:style-name="P2">* Version: <text:s/>1.53 <text:s text:c="62"/>*</text:p>
      <text:p text:style-name="P2">* Date: <text:s text:c="4"/>2004-12-31 <text:s text:c="56"/>*</text:p>
      <text:p text:style-name="P2">* Author: <text:s text:c="2"/>Olivier PLATHEY <text:s text:c="51"/>*</text:p>
      <text:p text:style-name="P2">* License: <text:s/>Freeware <text:s text:c="58"/>*</text:p>
      <text:p text:style-name="P2">* <text:s text:c="77"/>*</text:p>
      <text:p text:style-name="P2">* You may use, modify and redistribute this software as you wish. <text:s text:c="13"/>*</text:p>
      <text:p text:style-name="P2">*******************************************************************************/</text:p>
      <text:p text:style-name="Standard"/>
      <text:p text:style-name="P1">magpiers</text:p>
      <text:p text:style-name="Standard"/>
      <text:p text:style-name="P2">COPYRIGHT:</text:p>
      <text:p text:style-name="P2"><text:tab/>Copyright(c) 2002 kellan@protest.net. All rights reserved.</text:p>
      <text:p text:style-name="P2"><text:tab/>This software is released under the GNU General Public License.</text:p>
      <text:p text:style-name="P2"><text:tab/>Please read the disclaimer at the top of the Snoopy.class.inc file.</text:p>
      <text:p text:style-name="Standard"/>
      <text:p text:style-name="P1">openlayers</text:p>
      <text:p text:style-name="Standard"/>
      <text:p text:style-name="P2">/*</text:p>
      <text:p text:style-name="P2"/>
      <text:p text:style-name="P2"><text:s text:c="2"/>OpenLayers.js -- OpenLayers Map Viewer Library</text:p>
      <text:p text:style-name="P2"/>
      <text:p text:style-name="P2"><text:s text:c="2"/>Copyright 2005-2006 MetaCarta, Inc., released under the BSD License.</text:p>
      <text:p text:style-name="P2"><text:s text:c="2"/>Please see http://svn.openlayers.org/trunk/openlayers/license.txt</text:p>
      <text:p text:style-name="P2"><text:s text:c="2"/>for the full text of the license.</text:p>
      <text:p text:style-name="P2"/>
      <text:p text:style-name="P2"><text:s text:c="2"/>Includes compressed code under the following licenses:</text:p>
      <text:p text:style-name="P2"/>
      <text:p text:style-name="P2"><text:s text:c="2"/>(For uncompressed versions of the code used please see the</text:p>
      <text:p text:style-name="P2"><text:s text:c="2"/>OpenLayers SVN repository: &lt;http://openlayers.org/&gt;)</text:p>
      <text:p text:style-name="P2"/>
      <text:p text:style-name="P2">*/</text:p>
      <text:p text:style-name="P2"/>
      <text:p text:style-name="P2">/* <text:s/>Prototype JavaScript framework, version 1.4.0</text:p>
      <text:p text:style-name="P2"><text:s/>* <text:s/>(c) 2005 Sam Stephenson &lt;sam@conio.net&gt;</text:p>
      <text:p text:style-name="P2"><text:s/>*</text:p>
      <text:p text:style-name="P2"><text:s/>* <text:s/>Prototype is freely distributable under the terms of an MIT-style license.</text:p>
      <text:p text:style-name="P2"><text:s/>* <text:s/>For details, see the Prototype web site: http://prototype.conio.net/</text:p>
      <text:p text:style-name="P2"><text:s/>*</text:p>
      <text:p text:style-name="P2">/*--------------------------------------------------------------------------*/</text:p>
      <text:p text:style-name="P2"/>
      <text:p text:style-name="P2">/** <text:s/></text:p>
      <text:p text:style-name="P2">* <text:s/></text:p>
      <text:p text:style-name="P2">* <text:s/>Contains portions of Rico &lt;http://openrico.org/&gt;</text:p>
      <text:p text:style-name="P2">* </text:p>
      <text:p text:style-name="P2">* <text:s/>Copyright 2005 Sabre Airline Solutions <text:s/></text:p>
      <text:p text:style-name="P2">* <text:s/></text:p>
      <text:p text:style-name="P2">* <text:s/>Licensed under the Apache License, Version 2.0 (the "License"); you</text:p>
      <text:p text:style-name="P2">* <text:s/>may not use this file except in compliance with the License. You</text:p>
      <text:p text:style-name="P2">* <text:s/>may obtain a copy of the License at</text:p>
      <text:p text:style-name="P2">* <text:s/></text:p>
      <text:p text:style-name="P2">* <text:s text:c="8"/>http://www.apache.org/licenses/LICENSE-2.0 <text:s/></text:p>
      <text:p text:style-name="P2">* <text:s/></text:p>
      <text:p text:style-name="P2">* <text:s/>Unless required by applicable law or agreed to in writing, software</text:p>
      <text:p text:style-name="P2">* <text:s/>distributed under the License is distributed on an "AS IS" BASIS,</text:p>
      <text:p text:style-name="P2">* <text:s/>WITHOUT WARRANTIES OR CONDITIONS OF ANY KIND, either express or</text:p>
      <text:p text:style-name="P2">* <text:s/>implied. See the License for the specific language governing</text:p>
      <text:p text:style-name="P2">* <text:s/>permissions and limitations under the License. </text:p>
      <text:p text:style-name="P2">*</text:p>
      <text:p text:style-name="P2">**/</text:p>
      <text:p text:style-name="Standard"/>
      <text:p text:style-name="P1">phpxbase</text:p>
      <text:p text:style-name="P2"/>
      <text:p text:style-name="P2">/**</text:p>
      <text:p text:style-name="P2">* ----------------------------------------------------------------</text:p>
      <text:p text:style-name="P2">*<text:tab/><text:tab/><text:tab/>XBase</text:p>
      <text:p text:style-name="P2">*<text:tab/><text:tab/><text:tab/>api_conversion.php<text:tab/></text:p>
      <text:p text:style-name="P2">* </text:p>
      <text:p text:style-name="P2">* <text:s/>Developer <text:s text:c="7"/>: Erwin Kooi</text:p>
      <text:p text:style-name="P2">* <text:s/>released at <text:s text:c="5"/>: Jan 2006</text:p>
      <text:p text:style-name="P2">* <text:s/>last modified by : Erwin Kooi</text:p>
      <text:p text:style-name="P2">* <text:s/>date modified <text:s text:c="3"/>: Jan 2006</text:p>
      <text:p text:style-name="P2">*</text:p>
      <text:p text:style-name="P2">* <text:s/>You're free to use this code as long as you don't alter it</text:p>
      <text:p text:style-name="P2">* <text:s/>Copyright (c) 2005 Cyane Dynamic Web Solutions</text:p>
      <text:p text:style-name="P2">* <text:s/>Info? Mail to info@cyane.nl</text:p>
      <text:p text:style-name="P2">* </text:p>
      <text:p text:style-name="P2">* --------------------------------------------------------------</text:p>
      <text:p text:style-name="Standard"/>
      <text:p text:style-name="P1">R</text:p>
      <text:p text:style-name="Standard"/>
      <text:p text:style-name="P2">GNU GENERAL PUBLIC LICENSE</text:p>
      <text:p text:style-name="P2">Version 2, June 1991</text:p>
      <text:p text:style-name="Standard"/>
      <text:p text:style-name="P1">SOAP</text:p>
      <text:p text:style-name="P2"/>
      <text:p text:style-name="P2">Copyright (c) 2002 NuSphere Corporation</text:p>
      <text:p text:style-name="P2"/>
      <text:p text:style-name="P2">This library is free software; you can redistribute it and/or</text:p>
      <text:p text:style-name="P2">modify it under the terms of the GNU Lesser General Public</text:p>
      <text:p text:style-name="P2">License as published by the Free Software Foundation; either</text:p>
      <text:p text:style-name="P2">version 2.1 of the License, or (at your option) any later version.</text:p>
      <text:p text:style-name="P2"/>
      <text:p text:style-name="P2">This library is distributed in the hope that it will be useful,</text:p>
      <text:p text:style-name="P2">but WITHOUT ANY WARRANTY; without even the implied warranty of</text:p>
      <text:p text:style-name="P2">MERCHANTABILITY or FITNESS FOR A PARTICULAR PURPOSE. <text:s/>See the GNU</text:p>
      <text:p text:style-name="P2">Lesser General Public License for more details.</text:p>
      <text:p text:style-name="P2"/>
      <text:p text:style-name="P2">You should have received a copy of the GNU Lesser General Public</text:p>
      <text:p text:style-name="P2">License along with this library; if not, write to the Free Software</text:p>
      <text:p text:style-name="P2">Foundation, Inc., 59 Temple Place, Suite 330, Boston, MA <text:s/>02111-1307 <text:s/>USA</text:p>
      <text:p text:style-name="P2"/>
      <text:p text:style-name="P2">If you have any questions or comments, please email:</text:p>
      <text:p text:style-name="P2"/>
      <text:p text:style-name="P2">Dietrich Ayala</text:p>
      <text:p text:style-name="P2">dietrich@ganx4.com</text:p>
      <text:p text:style-name="P2">http://dietrich.ganx4.com/nusoap</text:p>
      <text:p text:style-name="P2"/>
      <text:p text:style-name="P2">NuSphere Corporation</text:p>
      <text:p text:style-name="P2">http://www.nusphere.com</text:p>
      <text:p text:style-name="Standard"/>
      <text:p text:style-name="Standard"/>
      <text:p text:style-name="P1">YUI</text:p>
      <text:p text:style-name="Standard"/>
      <text:p text:style-name="P2">Copyright (c) 2006, Yahoo! Inc. All rights reserved.</text:p>
      <text:p text:style-name="P2">Code licensed under the BSD License:</text:p>
      <text:p text:style-name="P2">http://developer.yahoo.com/yui/license.txt</text:p>
      <text:p text:style-name="P2">Version: 0.11.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creation-date>2007-05-03T11:08:39</meta:creation-date>
    <dc:date>2007-07-23T10:09:13</dc:date>
    <dc:language>pt-BR</dc:language>
    <meta:editing-cycles>4</meta:editing-cycles>
    <meta:editing-duration>PT5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21" meta:word-count="597" meta:character-count="4893"/>
  </office:meta>
</office:document-meta>
</file>